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2daa" officeooo:paragraph-rsid="000c2da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2daa" officeooo:paragraph-rsid="000c2da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786b" officeooo:paragraph-rsid="000c786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e0746" officeooo:paragraph-rsid="000e074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c786b" officeooo:paragraph-rsid="000c786b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e0746" officeooo:paragraph-rsid="000e074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rsid="000e0746" officeooo:paragraph-rsid="000e0746"/>
    </style:style>
    <style:style style:name="T1" style:family="text">
      <style:text-properties officeooo:rsid="000fe1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l</text:p>
      <text:p text:style-name="P4"/>
      <text:p text:style-name="P6">Faz parte dos 10 000 milhões de estrelas da Via Láctea, muito provavelmente nem será a maior, mas aos nossos olhos, o Sol é um verdadeiro gigante dos céus. Fonte de luz e calor, esta bola de gás que se ilumina a si própria, é 109 vezes maior do que a Terra e encontra-se a 150 milhões de <text:span text:style-name="T1">quilômetros</text:span> de distância do planeta azul.</text:p>
      <text:p text:style-name="P4"/>
      <text:p text:style-name="P2">Mércurio</text:p>
      <text:p text:style-name="P1"/>
      <text:p text:style-name="P7">É o planeta mais pequeno, o que está mais perto do Sol e o mais veloz do sistema solar. Tão veloz, que os romanos o nomearam “mensageiro dos deuses”. Certo é que descreve a sua órbita à volta do astro-rei a uma velocidade de quase 48 quilômetros por segundo.</text:p>
      <text:p text:style-name="P1"/>
      <text:p text:style-name="P2">Vênus</text:p>
      <text:p text:style-name="P7">O segundo planeta a contar do Sol é o mais próximo da Terra e o mais brilhante do sistema solar. Herdou o nome da deusa romana Vénus, a deusa da beleza e do amor. </text:p>
      <text:p text:style-name="P7"/>
      <text:p text:style-name="P2">Terra</text:p>
      <text:p text:style-name="P7">O terceiro planeta do sistema solar é a nossa casa no universo. A Terra nasceu da poeira interestelar há 4 mil 500 milhões de anos. A distância a que está do Sol permite-lhe ser um planeta diferente dos outros: tem água em estado líquido e uma temperatura média de 15ºC, fatores que proporcionaram o aparecimento da vida!</text:p>
      <text:p text:style-name="P1"/>
      <text:p text:style-name="P2">Marte</text:p>
      <text:p text:style-name="P1"/>
      <text:p text:style-name="P7">Os romanos deram-lhe o nome do deus da guerra por causa do seu tom avermelhado mas o que os antigos não sabiam é que a cor de Marte deve-se à abundante presença de óxido de ferro e não ao sangue dos campos de batalha.</text:p>
      <text:p text:style-name="P1"/>
      <text:p text:style-name="P3">Júpiter</text:p>
      <text:p text:style-name="P5"/>
      <text:p text:style-name="P7">O maior planeta do sistema solar recebeu o nome do rei dos deuses. Júpiter, é uma enorme bola de gás com uma massa duas vezes maior do que todos os outros planetas juntos. Podia conter mais de mil vezes o volume da Terra. É o astro com mais satélites naturais, até agora foram contados sessenta e sete. Os quatro maiores são Io, Europa, Ganimedes e Calisto descobertos pelo astrónomo italiano Galileu Galilei.</text:p>
      <text:p text:style-name="P5"/>
      <text:p text:style-name="P3">Saturno</text:p>
      <text:p text:style-name="P5"/>
      <text:p text:style-name="P7">O sexto planeta solar é um gigante gasoso com uma densidade tão reduzida que podia flutuar. Saturno é o astro dos anéis brilhantes, visíveis a partir da terra com um telescópio normal.</text:p>
      <text:p text:style-name="P5"/>
      <text:p text:style-name="P3">Urano</text:p>
      <text:p text:style-name="P5"/>
      <text:p text:style-name="P7">Gélido, gasoso e com pouca luz... assim é Urano, o sétimo planeta a orbitar o Sol. Tem uma característica única em todo o sistema solar: gira à volta de si próprio, quase deitado, com uma inclinação de 98º, por isso recebeu a alcunha de “planeta preguiçoso”. A rotação, feita em sentido retrógrado como Vénus, fica completa em quase 17 horas. A translação em 84 anos.</text:p>
      <text:p text:style-name="P7"/>
      <text:p text:style-name="P3">Netuno</text:p>
      <text:p text:style-name="P5"/>
      <text:p text:style-name="P7">Tem o nome do deus dos mares por causa do azul intenso e brilhante a fazer lembrar a Terra. No <text:soft-page-break/>entanto, não são os oceanos que dão a cor a Neptuno mas as grandes quantidades de gás metano presentes na atmosfera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8:23:08.272186903</meta:creation-date>
    <dc:date>2015-10-30T21:53:46.944789790</dc:date>
    <meta:editing-duration>PT1H56M11S</meta:editing-duration>
    <meta:editing-cycles>3</meta:editing-cycles>
    <meta:generator>LibreOffice/4.4.3.2$Linux_X86_64 LibreOffice_project/40m0$Build-2</meta:generator>
    <dc:creator>Aluno </dc:creator>
    <meta:document-statistic meta:table-count="0" meta:image-count="0" meta:object-count="0" meta:page-count="2" meta:paragraph-count="18" meta:word-count="467" meta:character-count="2510" meta:non-whitespace-character-count="2060"/>
  </office:meta>
</office:document-meta>
</file>